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e5159" officeooo:paragraph-rsid="000e5159"/>
    </style:style>
    <style:style style:name="P2" style:family="paragraph" style:parent-style-name="Standard">
      <style:paragraph-properties fo:text-align="start" style:justify-single-word="false"/>
      <style:text-properties officeooo:rsid="000e5159" officeooo:paragraph-rsid="001b4ff1"/>
    </style:style>
    <style:style style:name="P3" style:family="paragraph" style:parent-style-name="Standard">
      <style:paragraph-properties fo:text-align="center" style:justify-single-word="false"/>
      <style:text-properties officeooo:rsid="00198134" officeooo:paragraph-rsid="00198134"/>
    </style:style>
    <style:style style:name="T1" style:family="text">
      <style:text-properties officeooo:rsid="000f4db3"/>
    </style:style>
    <style:style style:name="T2" style:family="text">
      <style:text-properties officeooo:rsid="00109b46"/>
    </style:style>
    <style:style style:name="T3" style:family="text">
      <style:text-properties officeooo:rsid="00181eea"/>
    </style:style>
    <style:style style:name="T4" style:family="text">
      <style:text-properties fo:font-weight="normal" officeooo:rsid="00109b46" style:font-weight-asian="normal" style:font-weight-complex="normal"/>
    </style:style>
    <style:style style:name="T5" style:family="text">
      <style:text-properties officeooo:rsid="00198134"/>
    </style:style>
    <style:style style:name="T6" style:family="text">
      <style:text-properties officeooo:rsid="001de94d"/>
    </style:style>
    <style:style style:name="T7" style:family="text">
      <style:text-properties officeooo:rsid="001f6b0c"/>
    </style:style>
    <style:style style:name="T8" style:family="text">
      <style:text-properties officeooo:rsid="00222a09"/>
    </style:style>
    <style:style style:name="T9" style:family="text">
      <style:text-properties officeooo:rsid="002aac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olen ID or Coincidence?</text:p>
      <text:p text:style-name="P2"><text:tab/><text:span text:style-name="T7">When looking at the documents on the stolen IDs in St. Rose you notice some certain thing at first glace. You can see t</text:span>h<text:span text:style-name="T8">at the missing</text:span> <text:span text:style-name="T5">fifteen</text:span> TWIC blanks <text:span text:style-name="T1">from St. Rose, Louisiana Enrollment Center </text:span>seems like a simple matter of theft. After all, anybody could walk into a building with the right equipment and take some <text:span text:style-name="T3">TWIC card</text:span>s. The thieves would even have <text:span text:style-name="T1">multiple reasonable motives for sneaking into the enrollment center to steal company IDs like, to access the companies more secure areas, as well as private information. The reason this conclusion would make the most sense is because a large amount of such an important item similar to a company's blank ids doesn't just disappear, <text:s/>typically when something to this caliber is missing it is do to a large scale heist that has been planned in advance. To discover more about a situation you can look father into a situation, and assess all details. This leads to getting the real facts instead of assuming. </text:span></text:p>
      <text:p text:style-name="P1"><text:tab/> <text:span text:style-name="T9">When taking the problem in a more</text:span><text:span text:style-name="T4"> thoughtful </text:span><text:span text:style-name="T2">direction, the possibility of internal problems becomes far more likely. After all, a theft would have to find a way to sneak in to steal the IDs in the first place, an inside job, such employee could do so just as easily, efficiently, and have a greater chance of going unoticed. Anyone in TWIC could have easily performed the theft due to the fact that they would have had a better opportunity to finding the room containing the IDs. Acceess to the computers gives a worker easy access to copious amounts of information. Many reasons exist as to why someone would want to gain a means to enter their company; ranging from corruption to revenge, as well as sabotoge. Looking at all the details and given information the actual nature of a situation imerges, instead of an uncertain guess. <text:tab/></text:span></text:p>
      <text:p text:style-name="P1"><text:tab/><text:span text:style-name="T6">With this information we made conclusions based on the facts given. The stolen IDs leads us to the perception that an insider stole the information. Any person that has access to computers can gather important and vital information, which could lead to break ins. To start we made the inference that anyone could have stolen the IDs because the public had easy access to the building. The simple reason for this is that you can not judge a situation so quickly, any common person can interpret a situation in the way he sees it, but it takes more insight on the information given to judge the situation in a way that may not have first been thought of. To further investagate a case it is nessesary to focus on details rather than the general ide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6:14:09.593304310</meta:creation-date>
    <dc:date>2016-06-24T07:19:09.337207469</dc:date>
    <meta:editing-duration>PT11H10M56S</meta:editing-duration>
    <meta:editing-cycles>14</meta:editing-cycles>
    <meta:generator>LibreOffice/5.0.3.2$Linux_X86_64 LibreOffice_project/00m0$Build-2</meta:generator>
    <meta:document-statistic meta:table-count="0" meta:image-count="0" meta:object-count="0" meta:page-count="1" meta:paragraph-count="4" meta:word-count="453" meta:character-count="2580" meta:non-whitespace-character-count="2122"/>
  </office:meta>
</office:document-meta>
</file>